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UBO2 DEMO PROCEDURE</text:p>
      <text:p text:style-name="P1">Startup Procedure </text:p>
      <text:p text:style-name="Standard">Get remote from clip on Hubo's shoulder </text:p>
      <text:p text:style-name="Standard">Level the base plate that Hubo stands on</text:p>
      <text:p text:style-name="Standard">Power on external power supply switch </text:p>
      <text:p text:style-name="Standard">Power on Hubo main switch </text:p>
      <text:p text:style-name="Standard">Power on Hubo PC1 switch </text:p>
      <text:p text:style-name="Standard">Open Remote Desktop Viewer </text:p>
      <text:p text:style-name="Standard">Under “Protocol” select “RDP”</text:p>
      <text:p text:style-name="Standard">In the “Host” field enter 192.168.1.37 </text:p>
      <text:p text:style-name="Standard">Log in using username hubo and password 1234 </text:p>
      <text:p text:style-name="Standard">Navigate to and open C:\Rainbow_drexel\Rainbow_drexel/Rainbow.dsw </text:p>
      <text:p text:style-name="Standard">Click RainbowGUI Classes project on the left</text:p>
      <text:p text:style-name="Standard">Click exclamation mark on the right to execute</text:p>
      <text:p text:style-name="Standard">If it does open up the GUI, go to Build&gt;Set Active Configuration, select RainbowGUI-Win32 Debug</text:p>
      <text:p text:style-name="Standard">On Hubo's remote, push button “2” to turn on the motor controllers</text:p>
      <text:p text:style-name="Standard">Wait for motor controllers to start up and make sure fans are running</text:p>
      <text:p text:style-name="Standard">Stand near Hubo to catch him and hold remote ready to push button “1” to shut him off <text:s/>if needed</text:p>
      <text:p text:style-name="Standard">Click “RTX On ” button</text:p>
      <text:p text:style-name="Standard">Click “Load Param” button </text:p>
      <text:p text:style-name="Standard">Click “FET On” button </text:p>
      <text:p text:style-name="Standard">Click “CNTRL On” button </text:p>
      <text:p text:style-name="Standard">In “Initialize HUBO2” tab click “All init pos” button </text:p>
      <text:p text:style-name="Standard">Select “Hubo2 Lower Status” tab </text:p>
      <text:p text:style-name="Standard">The HOME Search row should all be 6 's (if not, click “Lower Init” in “Initialize HUBO2” tab</text:p>
      <text:p text:style-name="Standard">Select “Hubo2 Upper Status ” tab</text:p>
      <text:p text:style-name="Standard">The HOME Search row should all be 6 's</text:p>
      <text:p text:style-name="Standard">Select “Walking Demo” tab </text:p>
      <text:p text:style-name="Standard">Click “Range on” button </text:p>
      <text:p text:style-name="Standard">Click “Walk Ready” button</text:p>
      <text:p text:style-name="Standard">Select “Sensors” tab </text:p>
      <text:p text:style-name="Standard">Click “FT Nulling” button to zero force/torque sensors</text:p>
      <text:p text:style-name="Standard">Lower Hubo onto base plate with cherry picker remote (black bar should be ~4-in above Hubo's head)</text:p>
      <text:p text:style-name="Standard">Click “FT Angle Zero” button</text:p>
      <text:p text:style-name="Standard">Click “IMU Nulling ” button</text:p>
      <text:p text:style-name="Standard">Maybe put in IMU bias in the Roll Offest and Pitch offest if Hubo is not level </text:p>
      <text:p text:style-name="Standard">Click “ZMP Init Start” button (In “Sensors” tab make sure the ZMP values at bottom are negligible) </text:p>
      <text:p text:style-name="P1"/>
      <text:p text:style-name="P1">Demo Procedure</text:p>
      <text:p text:style-name="Standard">Select “Walking Demo” tab</text:p>
      <text:p text:style-name="Standard">Insert number of steps in the “Step Count” field</text:p>
      <text:p text:style-name="Standard">Push “Walking Set” button </text:p>
      <text:p text:style-name="Standard">Push “Go” button </text:p>
      <text:p text:style-name="Standard">Under “Demo” area, click drop-down menu and select “demo” </text:p>
      <text:p text:style-name="Standard">Push “Motion” button </text:p>
      <text:p text:style-name="Standard"/>
      <text:p text:style-name="P1">Walking Section</text:p>
      <text:p text:style-name="P2">Forward: How far forward to walk in meters per step</text:p>
      <text:p text:style-name="P2">Side: How far to sidestep in meters per step</text:p>
      <text:p text:style-name="P2"><text:soft-page-break/>Rotation: How far to rotate in degrees per step (+ is to Hubo's left. - is to Hubo's right)</text:p>
      <text:p text:style-name="P2"/>
      <text:p text:style-name="Standard"><text:span text:style-name="T1">Shutdown Procedure</text:span> </text:p>
      <text:p text:style-name="Standard">Raise Hubo into the air with cherry picker remote</text:p>
      <text:p text:style-name="Standard">Click “Goto Home” button on “Walking and Demo” tab</text:p>
      <text:p text:style-name="Standard">Click “Ctrl Off” to turn off the motor controllers</text:p>
      <text:p text:style-name="Standard">Click “RTX Off” to turn off realtime</text:p>
      <text:p text:style-name="Standard">Exit the program</text:p>
      <text:p text:style-name="Standard">Push button “1” on Hubo's remote</text:p>
      <text:p text:style-name="Standard">Go to Start &gt; Run </text:p>
      <text:p text:style-name="Standard">Type "shutdown -t 0" without quotes </text:p>
      <text:p text:style-name="Standard">Power off the PC1 switch on Hubo </text:p>
      <text:p text:style-name="Standard">Power off the main power switch on Hubo </text:p>
      <text:p text:style-name="Standard">Power off the external power supply </text:p>
      <text:p text:style-name="Standard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ierevite </meta:initial-creator>
    <meta:creation-date>2012-09-15T01:27:01</meta:creation-date>
    <dc:date>2012-09-20T23:16:17</dc:date>
    <dc:creator>rapierevite </dc:creator>
    <meta:editing-duration>PT1H39M2S</meta:editing-duration>
    <meta:editing-cycles>26</meta:editing-cycles>
    <meta:generator>LibreOffice/3.5$Linux_x86 LibreOffice_project/350m1$Build-2</meta:generator>
    <meta:document-statistic meta:table-count="0" meta:image-count="0" meta:object-count="0" meta:page-count="2" meta:paragraph-count="60" meta:word-count="437" meta:character-count="2477" meta:non-whitespace-character-count="2070"/>
  </office:meta>
</office:document-meta>
</file>